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20pt" style:font-size-asian="20pt"/>
    </style:style>
    <style:style style:name="T10" style:parent-style-name="預設段落字型" style:family="text">
      <style:text-properties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5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P17" style:parent-style-name="內文" style:family="paragraph">
      <style:paragraph-properties style:snap-to-layout-grid="false" fo:text-align="center"/>
      <style:text-properties style:font-name-asian="標楷體"/>
    </style:style>
    <style:style style:name="P18" style:parent-style-name="內文" style:family="paragraph">
      <style:paragraph-properties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19" style:parent-style-name="內文" style:family="paragraph">
      <style:paragraph-properties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20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21" style:parent-style-name="內文" style:family="paragraph">
      <style:paragraph-properties style:snap-to-layout-grid="false" fo:line-height="0.2222in" fo:margin-left="1.6736in">
        <style:tab-stops/>
      </style:paragraph-properties>
    </style:style>
    <style:style style:name="T22" style:parent-style-name="預設段落字型" style:family="text">
      <style:text-properties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-asian="標楷體"/>
    </style:style>
    <style:style style:name="T26" style:parent-style-name="預設段落字型" style:family="text">
      <style:text-properties style:font-name-asian="標楷體"/>
    </style:style>
    <style:style style:name="T27" style:parent-style-name="預設段落字型" style:family="text">
      <style:text-properties style:font-name-asian="標楷體"/>
    </style:style>
    <style:style style:name="T28" style:parent-style-name="預設段落字型" style:family="text">
      <style:text-properties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-asian="標楷體"/>
    </style:style>
    <style:style style:name="T30" style:parent-style-name="預設段落字型" style:family="text">
      <style:text-properties style:font-name-asian="標楷體"/>
    </style:style>
    <style:style style:name="T31" style:parent-style-name="預設段落字型" style:family="text">
      <style:text-properties style:font-name-asian="標楷體"/>
    </style:style>
    <style:style style:name="P32" style:parent-style-name="內文" style:family="paragraph">
      <style:paragraph-properties style:snap-to-layout-grid="false" fo:line-height="0.2222in" fo:margin-left="3.15in">
        <style:tab-stops/>
      </style:paragraph-properties>
    </style:style>
    <style:style style:name="T33" style:parent-style-name="預設段落字型" style:family="text">
      <style:text-properties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-asian="標楷體"/>
    </style:style>
    <style:style style:name="T35" style:parent-style-name="預設段落字型" style:family="text">
      <style:text-properties style:font-name-asian="標楷體"/>
    </style:style>
    <style:style style:name="T36" style:parent-style-name="預設段落字型" style:family="text">
      <style:text-properties style:font-name-asian="標楷體"/>
    </style:style>
    <style:style style:name="T37" style:parent-style-name="預設段落字型" style:family="text">
      <style:text-properties style:font-name-asian="標楷體" fo:font-size="14pt" style:font-size-asian="14pt" style:font-size-complex="14pt"/>
    </style:style>
    <style:style style:name="T38" style:parent-style-name="預設段落字型" style:family="text">
      <style:text-properties style:font-name-asian="標楷體"/>
    </style:style>
    <style:style style:name="T39" style:parent-style-name="預設段落字型" style:family="text">
      <style:text-properties style:font-name-asian="標楷體"/>
    </style:style>
    <style:style style:name="T40" style:parent-style-name="預設段落字型" style:family="text">
      <style:text-properties style:font-name-asian="標楷體"/>
    </style:style>
    <style:style style:name="P41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42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43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44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45" style:parent-style-name="內文" style:family="paragraph">
      <style:paragraph-properties style:snap-to-layout-grid="false" fo:text-align="justify"/>
    </style:style>
    <style:style style:name="T46" style:parent-style-name="預設段落字型" style:family="text">
      <style:text-properties style:font-name-asian="標楷體" fo:font-weight="bold" style:font-weight-asian="bold" style:font-weight-complex="bold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P56" style:parent-style-name="內文" style:family="paragraph">
      <style:paragraph-properties style:snap-to-layout-grid="false" fo:text-align="justify"/>
      <style:text-properties style:font-name-asian="標楷體"/>
    </style:style>
    <style:style style:name="P57" style:parent-style-name="標題1" style:family="paragraph">
      <style:paragraph-properties style:snap-to-layout-grid="false"/>
    </style:style>
    <style:style style:name="P58" style:parent-style-name="內文" style:family="paragraph">
      <style:text-properties style:font-name-asian="標楷體"/>
    </style:style>
    <style:style style:name="P59" style:parent-style-name="內文" style:family="paragraph">
      <style:paragraph-properties style:snap-to-layout-grid="false" fo:text-align="justify" fo:text-indent="0.3333in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68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標楷體"/>
    </style:style>
    <style:style style:name="T71" style:parent-style-name="預設段落字型" style:family="text">
      <style:text-properties style:font-name-asian="標楷體"/>
    </style:style>
    <style:style style:name="T72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3" style:parent-style-name="預設段落字型" style:family="text">
      <style:text-properties style:font-name-asian="標楷體"/>
    </style:style>
    <style:style style:name="T74" style:parent-style-name="預設段落字型" style:family="text">
      <style:text-properties style:font-name-asian="標楷體"/>
    </style:style>
    <style:style style:name="T75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6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7" style:parent-style-name="預設段落字型" style:family="text">
      <style:text-properties style:font-name-asian="標楷體"/>
    </style:style>
    <style:style style:name="T78" style:parent-style-name="預設段落字型" style:family="text">
      <style:text-properties style:font-name-asian="標楷體"/>
    </style:style>
    <style:style style:name="T79" style:parent-style-name="預設段落字型" style:family="text">
      <style:text-properties style:font-name-asian="標楷體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P83" style:parent-style-name="內文" style:family="paragraph">
      <style:paragraph-properties style:snap-to-layout-grid="false" fo:text-align="justify"/>
      <style:text-properties style:font-name-asian="標楷體"/>
    </style:style>
    <style:style style:name="P84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85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86" style:parent-style-name="內文" style:family="paragraph">
      <style:paragraph-properties style:snap-to-layout-grid="false" fo:text-align="justify" fo:text-indent="0.3333in"/>
    </style:style>
    <style:style style:name="T87" style:parent-style-name="預設段落字型" style:family="text">
      <style:text-properties style:font-name-asian="標楷體"/>
    </style:style>
    <style:style style:name="T88" style:parent-style-name="預設段落字型" style:family="text">
      <style:text-properties style:font-name-asian="標楷體"/>
    </style:style>
    <style:style style:name="T89" style:parent-style-name="預設段落字型" style:family="text">
      <style:text-properties style:font-name-asian="標楷體"/>
    </style:style>
    <style:style style:name="T90" style:parent-style-name="預設段落字型" style:family="text">
      <style:text-properties style:font-name-asian="標楷體"/>
    </style:style>
    <style:style style:name="T91" style:parent-style-name="預設段落字型" style:family="text">
      <style:text-properties style:font-name-asian="標楷體"/>
    </style:style>
    <style:style style:name="T92" style:parent-style-name="預設段落字型" style:family="text">
      <style:text-properties style:font-name-asian="標楷體"/>
    </style:style>
    <style:style style:name="T93" style:parent-style-name="預設段落字型" style:family="text">
      <style:text-properties style:font-name-asian="標楷體"/>
    </style:style>
    <style:style style:name="T94" style:parent-style-name="預設段落字型" style:family="text">
      <style:text-properties style:font-name-asian="標楷體"/>
    </style:style>
    <style:style style:name="T95" style:parent-style-name="預設段落字型" style:family="text">
      <style:text-properties style:font-name-asian="標楷體"/>
    </style:style>
    <style:style style:name="T96" style:parent-style-name="預設段落字型" style:family="text">
      <style:text-properties style:font-name-asian="標楷體"/>
    </style:style>
    <style:style style:name="T97" style:parent-style-name="預設段落字型" style:family="text">
      <style:text-properties style:font-name-asian="標楷體"/>
    </style:style>
    <style:style style:name="T98" style:parent-style-name="預設段落字型" style:family="text">
      <style:text-properties style:font-name-asian="標楷體"/>
    </style:style>
    <style:style style:name="T99" style:parent-style-name="預設段落字型" style:family="text">
      <style:text-properties style:font-name-asian="標楷體"/>
    </style:style>
    <style:style style:name="T100" style:parent-style-name="預設段落字型" style:family="text">
      <style:text-properties style:font-name-asian="標楷體"/>
    </style:style>
    <style:style style:name="T101" style:parent-style-name="預設段落字型" style:family="text">
      <style:text-properties style:font-name-asian="標楷體"/>
    </style:style>
    <style:style style:name="T102" style:parent-style-name="預設段落字型" style:family="text">
      <style:text-properties style:font-name-asian="標楷體"/>
    </style:style>
    <style:style style:name="T103" style:parent-style-name="預設段落字型" style:family="text">
      <style:text-properties style:font-name-asian="標楷體"/>
    </style:style>
    <style:style style:name="T104" style:parent-style-name="預設段落字型" style:family="text">
      <style:text-properties style:font-name-asian="標楷體"/>
    </style:style>
    <style:style style:name="T105" style:parent-style-name="預設段落字型" style:family="text">
      <style:text-properties style:font-name-asian="標楷體"/>
    </style:style>
    <style:style style:name="T106" style:parent-style-name="預設段落字型" style:family="text">
      <style:text-properties style:font-name-asian="標楷體"/>
    </style:style>
    <style:style style:name="T107" style:parent-style-name="預設段落字型" style:family="text">
      <style:text-properties style:font-name-asian="標楷體"/>
    </style:style>
    <style:style style:name="T108" style:parent-style-name="預設段落字型" style:family="text">
      <style:text-properties style:font-name-asian="標楷體" fo:color="#FF0000"/>
    </style:style>
    <style:style style:name="T109" style:parent-style-name="預設段落字型" style:family="text">
      <style:text-properties style:font-name-asian="標楷體"/>
    </style:style>
    <style:style style:name="P110" style:parent-style-name="內文" style:family="paragraph">
      <style:paragraph-properties style:snap-to-layout-grid="false" fo:text-align="justify"/>
      <style:text-properties style:font-name-asian="標楷體"/>
    </style:style>
    <style:style style:name="P111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12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13" style:parent-style-name="內文" style:family="paragraph">
      <style:paragraph-properties style:snap-to-layout-grid="false" fo:text-align="justify" fo:text-indent="0.3333in"/>
    </style:style>
    <style:style style:name="T114" style:parent-style-name="預設段落字型" style:family="text">
      <style:text-properties style:font-name-asian="標楷體"/>
    </style:style>
    <style:style style:name="T115" style:parent-style-name="預設段落字型" style:family="text">
      <style:text-properties style:font-name-asian="標楷體"/>
    </style:style>
    <style:style style:name="T116" style:parent-style-name="預設段落字型" style:family="text">
      <style:text-properties style:font-name-asian="標楷體"/>
    </style:style>
    <style:style style:name="T117" style:parent-style-name="預設段落字型" style:family="text">
      <style:text-properties style:font-name-asian="標楷體"/>
    </style:style>
    <style:style style:name="T118" style:parent-style-name="預設段落字型" style:family="text">
      <style:text-properties style:font-name-asian="標楷體"/>
    </style:style>
    <style:style style:name="T119" style:parent-style-name="預設段落字型" style:family="text">
      <style:text-properties style:font-name-asian="標楷體"/>
    </style:style>
    <style:style style:name="T120" style:parent-style-name="預設段落字型" style:family="text">
      <style:text-properties style:font-name="標楷體" style:font-name-asian="標楷體"/>
    </style:style>
    <style:style style:name="P121" style:parent-style-name="內文" style:family="paragraph">
      <style:paragraph-properties style:snap-to-layout-grid="false" fo:text-align="justify"/>
      <style:text-properties style:font-name-asian="標楷體"/>
    </style:style>
    <style:style style:name="P122" style:parent-style-name="內文" style:family="paragraph">
      <style:paragraph-properties style:snap-to-layout-grid="false" fo:text-align="justify" fo:text-indent="0.3333in"/>
    </style:style>
    <style:style style:name="T123" style:parent-style-name="預設段落字型" style:family="text">
      <style:text-properties style:font-name-asian="標楷體"/>
    </style:style>
    <style:style style:name="T124" style:parent-style-name="預設段落字型" style:family="text">
      <style:text-properties style:font-name-asian="標楷體"/>
    </style:style>
    <style:style style:name="T125" style:parent-style-name="預設段落字型" style:family="text">
      <style:text-properties style:font-name-asian="標楷體"/>
    </style:style>
    <style:style style:name="T126" style:parent-style-name="預設段落字型" style:family="text">
      <style:text-properties style:font-name-asian="標楷體"/>
    </style:style>
    <style:style style:name="T127" style:parent-style-name="預設段落字型" style:family="text">
      <style:text-properties style:font-name-asian="標楷體"/>
    </style:style>
    <style:style style:name="T128" style:parent-style-name="預設段落字型" style:family="text">
      <style:text-properties style:font-name="Symbol" style:font-name-asian="Symbol" style:font-name-complex="Symbol"/>
    </style:style>
    <style:style style:name="T129" style:parent-style-name="預設段落字型" style:family="text">
      <style:text-properties style:font-name-asian="標楷體"/>
    </style:style>
    <style:style style:name="T130" style:parent-style-name="預設段落字型" style:family="text">
      <style:text-properties style:font-name-asian="標楷體"/>
    </style:style>
    <style:style style:name="P131" style:parent-style-name="內文" style:family="paragraph">
      <style:paragraph-properties style:snap-to-layout-grid="false" fo:text-align="justify"/>
      <style:text-properties style:font-name-asian="標楷體"/>
    </style:style>
    <style:style style:name="P132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3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4" style:parent-style-name="內文" style:family="paragraph">
      <style:paragraph-properties style:snap-to-layout-grid="false" fo:text-align="justify"/>
      <style:text-properties style:font-name-asian="標楷體"/>
    </style:style>
    <style:style style:name="P135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6" style:parent-style-name="內文" style:family="paragraph">
      <style:paragraph-properties style:snap-to-layout-grid="false" fo:text-align="justify"/>
      <style:text-properties style:font-name-asian="標楷體"/>
    </style:style>
    <style:style style:name="P137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8" style:parent-style-name="內文" style:family="paragraph">
      <style:paragraph-properties style:snap-to-layout-grid="false" fo:text-align="justify"/>
      <style:text-properties style:font-name-asian="標楷體"/>
    </style:style>
    <style:style style:name="P139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40" style:parent-style-name="內文" style:family="paragraph">
      <style:paragraph-properties style:snap-to-layout-grid="false" fo:text-align="justify"/>
      <style:text-properties style:font-name-asian="標楷體"/>
    </style:style>
    <style:style style:name="P141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42" style:parent-style-name="內文" style:family="paragraph">
      <style:paragraph-properties style:snap-to-layout-grid="false" fo:text-align="end"/>
    </style:style>
    <style:style style:name="T143" style:parent-style-name="預設段落字型" style:family="text">
      <style:text-properties style:font-name-asian="標楷體" style:text-position="-41.6% 100%"/>
    </style:style>
    <style:style style:name="T144" style:parent-style-name="預設段落字型" style:family="text">
      <style:text-properties style:font-name-asian="標楷體"/>
    </style:style>
    <style:style style:name="T145" style:parent-style-name="預設段落字型" style:family="text">
      <style:text-properties style:font-name-asian="標楷體"/>
    </style:style>
    <style:style style:name="T146" style:parent-style-name="預設段落字型" style:family="text">
      <style:text-properties style:font-name-asian="標楷體"/>
    </style:style>
    <style:style style:name="P147" style:parent-style-name="內文" style:family="paragraph">
      <style:paragraph-properties style:snap-to-layout-grid="false" fo:text-align="justify"/>
    </style:style>
    <style:style style:name="T148" style:parent-style-name="預設段落字型" style:family="text">
      <style:text-properties style:font-name-asian="標楷體" style:font-weight-complex="bold"/>
    </style:style>
    <style:style style:name="T149" style:parent-style-name="預設段落字型" style:family="text">
      <style:text-properties style:font-name-asian="標楷體" style:font-weight-complex="bold"/>
    </style:style>
    <style:style style:name="T150" style:parent-style-name="預設段落字型" style:family="text">
      <style:text-properties style:font-name-asian="標楷體" style:font-weight-complex="bold"/>
    </style:style>
    <style:style style:name="T151" style:parent-style-name="預設段落字型" style:family="text">
      <style:text-properties style:font-name-asian="標楷體" style:font-weight-complex="bold"/>
    </style:style>
    <style:style style:name="T152" style:parent-style-name="預設段落字型" style:family="text">
      <style:text-properties style:font-name-asian="標楷體"/>
    </style:style>
    <style:style style:name="P153" style:parent-style-name="內文" style:family="paragraph">
      <style:paragraph-properties style:snap-to-layout-grid="false" fo:text-align="justify"/>
    </style:style>
    <style:style style:name="T154" style:parent-style-name="預設段落字型" style:family="text">
      <style:text-properties style:font-name-asian="標楷體"/>
    </style:style>
    <style:style style:name="T155" style:parent-style-name="預設段落字型" style:family="text">
      <style:text-properties style:font-name-asian="標楷體"/>
    </style:style>
    <style:style style:name="T156" style:parent-style-name="預設段落字型" style:family="text">
      <style:text-properties style:font-name-asian="標楷體"/>
    </style:style>
    <style:style style:name="T157" style:parent-style-name="預設段落字型" style:family="text">
      <style:text-properties style:font-name-asian="標楷體"/>
    </style:style>
    <style:style style:name="T158" style:parent-style-name="預設段落字型" style:family="text">
      <style:text-properties style:font-name-asian="標楷體"/>
    </style:style>
    <style:style style:name="T159" style:parent-style-name="預設段落字型" style:family="text">
      <style:text-properties style:font-name-asian="標楷體"/>
    </style:style>
    <style:style style:name="T160" style:parent-style-name="預設段落字型" style:family="text">
      <style:text-properties style:font-name-asian="標楷體"/>
    </style:style>
    <style:style style:name="T161" style:parent-style-name="預設段落字型" style:family="text">
      <style:text-properties style:font-name-asian="標楷體"/>
    </style:style>
    <style:style style:name="T162" style:parent-style-name="預設段落字型" style:family="text">
      <style:text-properties style:font-name-asian="標楷體" fo:letter-spacing="0.0027in"/>
    </style:style>
    <style:style style:name="T163" style:parent-style-name="預設段落字型" style:family="text">
      <style:text-properties style:font-name-asian="標楷體" fo:letter-spacing="0.0027in"/>
    </style:style>
    <style:style style:name="T164" style:parent-style-name="預設段落字型" style:family="text">
      <style:text-properties style:font-name-asian="標楷體"/>
    </style:style>
    <style:style style:name="P165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66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67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168" style:parent-style-name="預設段落字型" style:family="text">
      <style:text-properties style:font-name-asian="標楷體"/>
    </style:style>
    <style:style style:name="T169" style:parent-style-name="預設段落字型" style:family="text">
      <style:text-properties style:font-name-asian="標楷體"/>
    </style:style>
    <style:style style:name="T170" style:parent-style-name="預設段落字型" style:family="text">
      <style:text-properties style:font-name-asian="標楷體"/>
    </style:style>
    <style:style style:name="T171" style:parent-style-name="預設段落字型" style:family="text">
      <style:text-properties style:font-name-asian="標楷體"/>
    </style:style>
    <style:style style:name="T172" style:parent-style-name="預設段落字型" style:family="text">
      <style:text-properties style:font-name-asian="標楷體"/>
    </style:style>
    <style:style style:name="T173" style:parent-style-name="預設段落字型" style:family="text">
      <style:text-properties style:font-name-asian="標楷體"/>
    </style:style>
    <style:style style:name="T174" style:parent-style-name="預設段落字型" style:family="text">
      <style:text-properties style:font-name-asian="標楷體"/>
    </style:style>
    <style:style style:name="T175" style:parent-style-name="預設段落字型" style:family="text">
      <style:text-properties style:font-name-asian="標楷體" fo:font-style="italic" style:font-style-asian="italic"/>
    </style:style>
    <style:style style:name="T176" style:parent-style-name="預設段落字型" style:family="text">
      <style:text-properties style:font-name-asian="標楷體"/>
    </style:style>
    <style:style style:name="T177" style:parent-style-name="預設段落字型" style:family="text">
      <style:text-properties style:font-name-asian="標楷體"/>
    </style:style>
    <style:style style:name="T178" style:parent-style-name="預設段落字型" style:family="text">
      <style:text-properties style:font-name-asian="標楷體"/>
    </style:style>
    <style:style style:name="P179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180" style:parent-style-name="預設段落字型" style:family="text">
      <style:text-properties style:font-name-asian="標楷體"/>
    </style:style>
    <style:style style:name="T181" style:parent-style-name="預設段落字型" style:family="text">
      <style:text-properties style:font-name-asian="標楷體"/>
    </style:style>
    <style:style style:name="T182" style:parent-style-name="預設段落字型" style:family="text">
      <style:text-properties style:font-name-asian="標楷體"/>
    </style:style>
    <style:style style:name="T183" style:parent-style-name="預設段落字型" style:family="text">
      <style:text-properties style:font-name-asian="標楷體"/>
    </style:style>
    <style:style style:name="T184" style:parent-style-name="預設段落字型" style:family="text">
      <style:text-properties style:font-name-asian="標楷體" fo:font-weight="bold" style:font-weight-asian="bold"/>
    </style:style>
    <style:style style:name="T185" style:parent-style-name="預設段落字型" style:family="text">
      <style:text-properties style:font-name-asian="標楷體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9">資工系實務專題研究計畫成果報告</text:span><text:span text:style-name="T10">(</text:span><text:span text:style-name="T11">本</text:span><text:span text:style-name="T12">行</text:span><text:span text:style-name="T13">更換為</text:span><text:span text:style-name="T14">專題</text:span><text:span text:style-name="T15">題目</text:span><text:span text:style-name="T16">)</text:span></text:p>
      <text:p text:style-name="P17"/>
      <text:p text:style-name="P18">專題編號：107-CSIE-SXXX</text:p>
      <text:p text:style-name="P19">執行期限：106年第1學期至107年第1學期</text:p>
      <text:p text:style-name="P20">指導教授：OOO</text:p>
      <text:p text:style-name="P21"><text:span text:style-name="T22">專題參與人員：</text:span><text:span text:style-name="T23"><text:s/></text:span><text:span text:style-name="T24">xxxxxx</text:span><text:span text:style-name="T25">(</text:span><text:span text:style-name="T26">學號</text:span><text:span text:style-name="T27">)</text:span><text:span text:style-name="T28"><text:s text:c="2"/>OOO</text:span><text:span text:style-name="T29">(</text:span><text:span text:style-name="T30">姓名</text:span><text:span text:style-name="T31">)</text:span></text:p>
      <text:p text:style-name="P32"><text:span text:style-name="T33">xxxxxx</text:span><text:span text:style-name="T34">(</text:span><text:span text:style-name="T35">學號</text:span><text:span text:style-name="T36">)</text:span><text:span text:style-name="T37"><text:s text:c="2"/>OOO</text:span><text:span text:style-name="T38">(</text:span><text:span text:style-name="T39">姓名</text:span><text:span text:style-name="T40">)</text:span></text:p>
      <text:p text:style-name="P41"/>
      <text:section text:name="Sect1" text:style-name="S1">
        <text:soft-page-break/>
        <text:list text:style-name="LFO1" text:continue-numbering="true">
          <text:list-item>
            <text:p text:style-name="P42">摘要</text:p>
          </text:list-item>
        </text:list>
        <text:p text:style-name="P43"/>
        <text:p text:style-name="P44">摘要為論文或報告的精簡概要，其目的是透過簡短的敘述，使讀者大致瞭解整篇報告的內容。摘要的內容通常須包括問題的描述，使用方法以及所得到的結果，以不超過200~300字為原則。</text:p>
        <text:p text:style-name="P45"><text:span text:style-name="T46">關鍵詞：</text:span><text:span text:style-name="T47">列舉</text:span><text:span text:style-name="T48">3~6</text:span><text:span text:style-name="T49">個</text:span><text:span text:style-name="T50">描述</text:span><text:span text:style-name="T51">重點</text:span><text:span text:style-name="T52">的</text:span><text:span text:style-name="T53">專有</text:span><text:span text:style-name="T54">名詞</text:span><text:span text:style-name="T55">。</text:span></text:p>
        <text:p text:style-name="P56"/>
        <text:list text:style-name="LFO1" text:continue-numbering="true">
          <text:list-item>
            <text:p text:style-name="P57">緣由與目的</text:p>
          </text:list-item>
        </text:list>
        <text:p text:style-name="P58"/>
        <text:p text:style-name="P59"><text:span text:style-name="T60">資工系實務專題競賽各參與者</text:span><text:span text:style-name="T61">，</text:span><text:span text:style-name="T62">需</text:span><text:span text:style-name="T63">依</text:span><text:span text:style-name="T64">此</text:span><text:span text:style-name="T65">格式繕寫</text:span><text:span text:style-name="T66">期中進度</text:span><text:span text:style-name="T67">摘要</text:span><text:span text:style-name="T68">報告</text:span><text:span text:style-name="T69">及</text:span><text:span text:style-name="T70">競賽</text:span><text:span text:style-name="T71">成果</text:span><text:span text:style-name="T72">摘要報告</text:span><text:span text:style-name="T73">。</text:span><text:span text:style-name="T74">實務專題</text:span><text:span text:style-name="T75">成果</text:span><text:span text:style-name="T76">報告</text:span><text:span text:style-name="T77">請另依</text:span><text:span text:style-name="T78">本</text:span><text:span text:style-name="T79">校</text:span><text:span text:style-name="T80">圖書館</text:span><text:span text:style-name="T81">學位論文格式規範</text:span><text:span text:style-name="T82">撰寫</text:span></text:p>
        <text:p text:style-name="P83"/>
        <text:list text:style-name="LFO1" text:continue-numbering="true">
          <text:list-item>
            <text:p text:style-name="P84">研究報告內容</text:p>
          </text:list-item>
        </text:list>
        <text:p text:style-name="P85"/>
        <text:p text:style-name="P86"><text:span text:style-name="T87">此</text:span><text:span text:style-name="T88">摘要</text:span><text:span text:style-name="T89">報告的內容，除題目及專題參與人員資料以外，依序應包含作品的特性</text:span><text:span text:style-name="T90">，</text:span><text:span text:style-name="T91">如計畫緣由與目的、</text:span><text:span text:style-name="T92">研究</text:span><text:span text:style-name="T93">範圍</text:span><text:span text:style-name="T94">、使用技術方法、架構流程、工具</text:span><text:span text:style-name="T95">說明</text:span><text:span text:style-name="T96">、</text:span><text:span text:style-name="T97">實驗結果</text:span><text:span text:style-name="T98">、</text:span><text:span text:style-name="T99">結論</text:span><text:span text:style-name="T100">、</text:span><text:span text:style-name="T101">參考文獻等，</text:span><text:span text:style-name="T102">期中報告則以</text:span><text:span text:style-name="T103">預計</text:span><text:span text:style-name="T104">進行方式及</text:span><text:span text:style-name="T105">預期成果</text:span><text:span text:style-name="T106">為主</text:span><text:span text:style-name="T107">，</text:span><text:span text:style-name="T108">篇幅以兩頁為限</text:span><text:span text:style-name="T109">。</text:span></text:p>
        <text:p text:style-name="P110"/>
        <text:list text:style-name="LFO1" text:continue-numbering="true">
          <text:list-item>
            <text:p text:style-name="P111">格式注意事項</text:p>
          </text:list-item>
        </text:list>
        <text:p text:style-name="P112"/>
        <text:p text:style-name="P113"><text:span text:style-name="T114">此</text:span><text:span text:style-name="T115">摘要</text:span><text:span text:style-name="T116">報告撰寫格式</text:span><text:span text:style-name="T117">，</text:span><text:span text:style-name="T118">說明</text:span><text:span text:style-name="T119">如下</text:span><text:span text:style-name="T120">：</text:span></text:p>
        <text:p text:style-name="P121">(一)<text:s/>用紙</text:p>
        <text:p text:style-name="P122"><text:span text:style-name="T123">使用</text:span><text:span text:style-name="T124">A4</text:span><text:span text:style-name="T125">紙，即</text:span><text:span text:style-name="T126">29.7</text:span><text:span text:style-name="T127">公分</text:span><text:span text:style-name="T128"></text:span><text:span text:style-name="T129">21</text:span><text:span text:style-name="T130">公分。</text:span></text:p>
        <text:p text:style-name="P131">(二)<text:s/>版面段落格式</text:p>
        <text:p text:style-name="P132">中文打字規格為單行繕打(行間不另留間距)，英文打字規格為Single Space。但在本文與各章節標題之間，請隔一行繕打。中文次標題依序為：一、（一）、1、(1)。</text:p>
        <text:p text:style-name="P133">繕打時採用橫式，除題目與參與人員<text:soft-page-break/>者資料採一欄，置中對齊外，其他分兩欄，採左右對齊。每頁上下側及左右邊各留2.5公分，每欄的寬度是7.75公分，而在兩欄間相隔0.5公分。</text:p>
        <text:p text:style-name="P134">(三)<text:s/>字體</text:p>
        <text:p text:style-name="P135">報告的正文以中文撰寫。在字體的使用方面，英文使用Times New Roman Font，中文使用標楷體，字體大小請以12號為主。</text:p>
        <text:p text:style-name="P136">(四)<text:s/>頁碼</text:p>
        <text:p text:style-name="P137">頁碼的編寫，請以阿拉伯數字依順序標記在每頁下方中央。</text:p>
        <text:p text:style-name="P138">(五)<text:s/>圖表</text:p>
        <text:p text:style-name="P139">為便於讀者閱讀，請盡可能將圖表置於出現圖表說明的該段文字之後。比較大的圖表，可以含跨兩個欄。各圖表請備說明內容，圖的說明應置於圖的下方(如圖1. xxx)，而表的說明則應置於表的上方。</text:p>
        <text:p text:style-name="P140">(六)<text:s/>數學符號及方程式</text:p>
        <text:p text:style-name="P141">請置於欄位之中央位置並以小括號編號(1) (2) …等，數學符號一律使用斜體字體。</text:p>
        <text:p text:style-name="P142"><text:span text:style-name="T143"><draw:frame draw:z-index="0" draw:id="id0" draw:style-name="a1" draw:name="Object 1" text:anchor-type="as-char" svg:x="0in" svg:y="0in" svg:width="0.79167in" svg:height="0.2187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44"><text:s text:c="4"/></text:span><text:span text:style-name="T145"><text:s text:c="3"/></text:span><text:span text:style-name="T146"><text:s text:c="6"/>(1)</text:span></text:p>
        <text:p text:style-name="P147"><text:span text:style-name="T148">(</text:span><text:span text:style-name="T149">七</text:span><text:span text:style-name="T150">)</text:span><text:span text:style-name="T151"><text:s/></text:span><text:span text:style-name="T152">參考文獻</text:span></text:p>
        <text:p text:style-name="P153"><text:span text:style-name="T154"><text:tab/></text:span><text:span text:style-name="T155">參考文獻請</text:span><text:span text:style-name="T156">參考</text:span><text:span text:style-name="T157">IEEE</text:span><text:span text:style-name="T158">或</text:span><text:span text:style-name="T159">本校</text:span><text:span text:style-name="T160">學位論文參考文獻格式規範</text:span><text:span text:style-name="T161">撰寫，請依參照</text:span><text:span text:style-name="T162">使用之順序</text:span><text:span text:style-name="T163">，依次編號列出</text:span><text:span text:style-name="T164">。</text:span></text:p>
        <text:p text:style-name="P165"/>
        <text:p text:style-name="P166">參考文獻</text:p>
        <text:p text:style-name="P167"><text:span text:style-name="T168">[1] A.</text:span><text:span text:style-name="T169"><text:s/></text:span><text:span text:style-name="T170">B. Smith, C.</text:span><text:span text:style-name="T171"><text:s/></text:span><text:span text:style-name="T172">D. Jones, and E.</text:span><text:span text:style-name="T173"><text:s/></text:span><text:span text:style-name="T174">F. Roberts, “Article Title,”<text:s/></text:span><text:span text:style-name="T175">Journal</text:span><text:span text:style-name="T176">, Vol., No</text:span><text:span text:style-name="T177">.</text:span><text:span text:style-name="T178">, pp. 1-10, Date.</text:span></text:p>
        <text:p text:style-name="P179"><text:span text:style-name="T180">[</text:span><text:span text:style-name="T181">2</text:span><text:span text:style-name="T182">]<text:s/></text:span><text:span text:style-name="T183">著者姓名，「中文期刊論文篇名」，</text:span><text:span text:style-name="T184">中文期刊名</text:span><text:span text:style-name="T185">，卷，期，發行年次，頁次。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ZA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language="en" fo:country="US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預設段落字型" style:family="text">
      <style:text-properties style:font-name-asian="標楷體" style:font-weight-complex="bold"/>
    </style:style>
    <style:style style:name="T5" style:parent-style-name="預設段落字型" style:family="text">
      <style:text-properties style:font-name-asian="標楷體" style:font-weight-complex="bold"/>
    </style:style>
    <style:style style:name="T6" style:parent-style-name="預設段落字型" style:family="text">
      <style:text-properties style:font-name-asian="標楷體" style:font-weight-complex="bold"/>
    </style:style>
    <style:style style:name="P7" style:parent-style-name="頁尾" style:family="paragraph">
      <style:paragraph-properties fo:text-align="center"/>
    </style:style>
    <style:style style:name="T8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頁首"><text:span text:style-name="頁碼"><text:page-number text:fixed="false">2</text:page-number></text:span></text:p></draw:text-box></draw:frame></text:p>
      </style:header>
      <style:footer>
        <text:p text:style-name="頁尾"/>
      </style:footer>
    </style:master-page>
    <style:master-page style:next-style-name="MP0" style:name="MPF0" style:page-layout-name="PL0">
      <style:header>
        <text:p text:style-name="頁首"><text:span text:style-name="T4">實務專題計畫</text:span><text:span text:style-name="T5">成果</text:span><text:span text:style-name="T6">摘要報告</text:span></text:p>
      </style:header>
      <style:footer>
        <text:p text:style-name="P7"><text:span text:style-name="T8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Jack</dc:creator>
    <meta:creation-date>2018-09-04T10:04:00Z</meta:creation-date>
    <dc:date>2018-09-04T10:04:00Z</dc:date>
    <meta:print-date>2012-05-10T10:08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174" meta:character-count="1167" meta:row-count="8" meta:non-whitespace-character-count="995"/>
  </office:meta>
</office:document-meta>
</file>